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'Courier New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cm"/>
      <style:text-properties fo:color="#d4d4d4" style:font-name="Menlo" fo:font-size="7.59999990463257pt" fo:font-weight="normal" fo:background-color="#1e1e1e"/>
    </style:style>
    <style:style style:name="P2" style:family="paragraph" style:parent-style-name="Standard">
      <style:paragraph-properties style:line-height-at-least="0.4cm"/>
    </style:style>
    <style:style style:name="T1" style:family="text">
      <style:text-properties fo:color="#9cdcfe"/>
    </style:style>
    <style:style style:name="T2" style:family="text">
      <style:text-properties fo:color="#dcdcaa"/>
    </style:style>
    <style:style style:name="T3" style:family="text">
      <style:text-properties fo:color="#569cd6"/>
    </style:style>
    <style:style style:name="T4" style:family="text">
      <style:text-properties fo:color="#4fc1ff"/>
    </style:style>
    <style:style style:name="T5" style:family="text">
      <style:text-properties fo:color="#ce9178"/>
    </style:style>
    <style:style style:name="T6" style:family="text">
      <style:text-properties fo:color="#6a99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window</text:span>.<text:span text:style-name="T2">onload</text:span> = <text:span text:style-name="T3">function</text:span>(){</text:p>
      <text:p text:style-name="P2"/>
      <text:p text:style-name="P1"><text:span text:style-name="T3">const</text:span> <text:span text:style-name="T4">form</text:span> = <text:span text:style-name="T1">document</text:span>.<text:span text:style-name="T2">querySelector</text:span>(<text:span text:style-name="T5">"form"</text:span>);</text:p>
      <text:p text:style-name="P1"><text:span text:style-name="T3">const</text:span> <text:span text:style-name="T2">envoyerFormulaire</text:span> = (<text:span text:style-name="T1">event</text:span>) <text:span text:style-name="T3">=&gt;</text:span>{</text:p>
      <text:p text:style-name="P1"><text:span text:style-name="T1">console</text:span>.<text:span text:style-name="T2">log</text:span>(<text:span text:style-name="T5">"Formulaire envoyé !"</text:span>);</text:p>
      <text:p text:style-name="P1"><text:span text:style-name="T1">event</text:span>.<text:span text:style-name="T2">preventDefault</text:span>(); <text:span text:style-name="T6">// stop le comportement d'un événement, dans le cas du formulaire, de rafraichir la page.</text:span></text:p>
      <text:p text:style-name="P1">};</text:p>
      <text:p text:style-name="P2"/>
      <text:p text:style-name="P1"><text:span text:style-name="T4">form</text:span>.<text:span text:style-name="T2">addEventListener</text:span>(<text:span text:style-name="T5">"submit"</text:span>, <text:span text:style-name="T2">envoyerFormulaire</text:span>);</text:p>
      <text:p text:style-name="P2"/>
      <text:p text:style-name="P1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'Courier New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4T19:51:11.676755820</meta:creation-date>
    <dc:date>2020-10-04T19:51:49.845517048</dc:date>
    <meta:editing-duration>PT38S</meta:editing-duration>
    <meta:editing-cycles>1</meta:editing-cycles>
    <meta:document-statistic meta:table-count="0" meta:image-count="0" meta:object-count="0" meta:page-count="1" meta:paragraph-count="8" meta:word-count="35" meta:character-count="310" meta:non-whitespace-character-count="283"/>
    <meta:generator>LibreOffice/6.1.0.3$MacOSX_X86_64 LibreOffice_project/efb621ed25068d70781dc026f7e9c5187a4decd1</meta:generator>
  </office:meta>
</office:document-meta>
</file>